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ackandwhite-title" style:list-style-name="L3">
      <style:graphic-properties draw:fill-color="#ffffff" draw:auto-grow-height="true" fo:min-height="2.844cm"/>
    </style:style>
    <style:style style:name="pr2" style:family="presentation" style:parent-style-name="lyt-blackandwhite-subtitle">
      <style:graphic-properties draw:fill-color="#ffffff" draw:auto-grow-height="true" fo:min-height="10.587cm"/>
    </style:style>
    <style:style style:name="pr3" style:family="presentation" style:parent-style-name="lyt-blackandwhite-notes">
      <style:graphic-properties draw:fill-color="#ffffff" draw:auto-grow-height="true" fo:min-height="13.365cm"/>
    </style:style>
    <style:style style:name="pr4" style:family="presentation" style:parent-style-name="lyt-blackandwhite-title" style:list-style-name="L3">
      <style:graphic-properties draw:fill-color="#ffffff" draw:auto-grow-height="true" fo:min-height="2.844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3">
      <style:graphic-properties draw:fill-color="#ffffff" draw:auto-grow-height="true" fo:min-height="2.844cm"/>
    </style:style>
    <style:style style:name="pr7" style:family="presentation" style:parent-style-name="lyt-blackandwhite-outline1">
      <style:graphic-properties draw:fill-color="#ffffff" fo:min-height="13.231cm"/>
    </style:style>
    <style:style style:name="pr8" style:family="presentation" style:parent-style-name="lyt-blackandwhite-title" style:list-style-name="L3">
      <style:graphic-properties draw:fill-color="#ffffff" draw:auto-grow-height="true" fo:min-height="2.844cm"/>
    </style:style>
    <style:style style:name="pr9" style:family="presentation" style:parent-style-name="lyt-blackandwhite-title" style:list-style-name="L3">
      <style:graphic-properties draw:fill-color="#ffffff" draw:auto-grow-height="true" fo:min-height="2.844cm"/>
    </style:style>
    <style:style style:name="pr10" style:family="presentation" style:parent-style-name="lyt-blackandwhite-title" style:list-style-name="L3">
      <style:graphic-properties draw:fill-color="#ffffff" draw:auto-grow-height="true" fo:min-height="2.844cm"/>
    </style:style>
    <style:style style:name="pr11" style:family="presentation" style:parent-style-name="lyt-blackandwhite-title" style:list-style-name="L3">
      <style:graphic-properties draw:fill-color="#ffffff" draw:auto-grow-height="true" fo:min-height="2.844cm"/>
    </style:style>
    <style:style style:name="pr12" style:family="presentation" style:parent-style-name="lyt-blackandwhite-title" style:list-style-name="L3">
      <style:graphic-properties draw:fill-color="#ffffff" draw:auto-grow-height="true" fo:min-height="2.844cm"/>
    </style:style>
    <style:style style:name="pr13" style:family="presentation" style:parent-style-name="lyt-blackandwhite-title">
      <style:graphic-properties fo:min-height="2.844cm"/>
    </style:style>
    <style:style style:name="pr14" style:family="presentation" style:parent-style-name="lyt-blackandwhite-outline1">
      <style:graphic-properties draw:stroke="none" draw:fill="none" fo:min-height="10.587cm"/>
    </style:style>
    <style:style style:name="pr15" style:family="presentation" style:parent-style-name="lyt-blackandwhite-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draw:frame presentation:style-name="pr1" draw:text-style-name="P1" draw:layer="layout" svg:width="23.5cm" svg:height="3.473cm" svg:x="2cm" svg:y="1.586cm" presentation:class="title" presentation:user-transformed="true">
          <draw:text-box>
            <text:p>Open Source GIS Appliance Cloud Network</text:p>
          </draw:text-box>
        </draw:frame>
        <draw:frame presentation:style-name="pr2" draw:text-style-name="P2" draw:layer="layout" svg:width="24.599cm" svg:height="10.587cm" svg:x="2cm" svg:y="5.414cm" presentation:class="subtitle" presentation:user-transformed="true">
          <draw:text-box>
            <text:p>Chris McMillan</text:p>
            <text:p/>
            <text:p>How can existing open source tools and web services and <text:s/>be leveraged to increase productivity and transparency?</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ackandwhite" presentation:presentation-page-layout-name="AL2T1">
        <draw:frame presentation:style-name="pr4" draw:text-style-name="P1" draw:layer="layout" svg:width="23.5cm" svg:height="2.844cm" svg:x="2cm" svg:y="1.9cm" presentation:class="title">
          <draw:text-box draw:corner-radius="0.003cm">
            <text:p text:style-name="P1">Long-term Goals</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reate a net-centric data cloud using open source tools with a web services based interface.</text:p>
              </text:list-item>
              <text:list-item>
                <text:p text:style-name="P3">Integrate multiple data sources including geo-spatial attributes to create a more complete fused analysis.</text:p>
              </text:list-item>
              <text:list-item>
                <text:p text:style-name="P3">Lower costs and improve productivity by leveraging existing open source tool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lyt-blackandwhite" presentation:presentation-page-layout-name="AL2T1">
        <office:forms form:automatic-focus="false" form:apply-design-mode="false"/>
        <draw:frame presentation:style-name="pr6" draw:text-style-name="P1" draw:layer="layout" svg:width="23.5cm" svg:height="2.844cm" svg:x="2cm" svg:y="1.9cm" presentation:class="title">
          <draw:text-box draw:corner-radius="0.016cm">
            <text:p text:style-name="P1">Customer Requirements</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Use web services to provide a services in line with the net-centric directives.</text:p>
              </text:list-item>
              <text:list-item>
                <text:p text:style-name="P5">Search using geo-spatial, temporal, and non-spatial attributes.</text:p>
              </text:list-item>
              <text:list-item>
                <text:p text:style-name="P5">Geo-tag data for future searches.</text:p>
              </text:list-item>
              <text:list-item>
                <text:p text:style-name="P5">Results ordered by relevancy to search parameters.</text:p>
              </text:list-item>
              <text:list-item>
                <text:p text:style-name="P5">Fas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blackandwhite" presentation:presentation-page-layout-name="AL2T1">
        <draw:frame presentation:style-name="pr8" draw:text-style-name="P1" draw:layer="layout" svg:width="23.5cm" svg:height="3.473cm" svg:x="2cm" svg:y="1.585cm" presentation:class="title">
          <draw:text-box draw:corner-radius="0.032cm">
            <text:p text:style-name="P1">Fulfilling <text:line-break/>Customer Needs</text:p>
          </draw:text-box>
        </draw:frame>
        <draw:frame presentation:style-name="pr7" draw:text-style-name="P6" draw:layer="layout" svg:width="23.384cm" svg:height="14.944cm" svg:x="2.585cm" svg:y="5.838cm" presentation:class="outline" presentation:user-transformed="true">
          <draw:text-box>
            <text:list text:style-name="L2">
              <text:list-item>
                <text:p text:style-name="P5">Live CD provides a working open source GIS search appliance.</text:p>
                <text:list>
                  <text:list-item>
                    <text:p text:style-name="P7">Connect to data cloud using web services with a restart</text:p>
                  </text:list-item>
                  <text:list-item>
                    <text:p text:style-name="P7">Provide standard interface to search and perform data fusion.</text:p>
                  </text:list-item>
                  <text:list-item>
                    <text:p text:style-name="P7">No complex licensing issues.</text:p>
                  </text:list-item>
                </text:list>
              </text:list-item>
              <text:list-item>
                <text:p text:style-name="P5">Open source search engine with geo-spatial capabilities added to provide fast results.</text:p>
                <text:list>
                  <text:list-item>
                    <text:p text:style-name="P7">Why can't intelligence network search be quick like Googl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ackandwhite" presentation:presentation-page-layout-name="AL2T1">
        <draw:frame presentation:style-name="pr9" draw:text-style-name="P1" draw:layer="layout" svg:width="23.5cm" svg:height="2.844cm" svg:x="2cm" svg:y="1.9cm" presentation:class="title">
          <draw:text-box>
            <text:p text:style-name="P1">Cost Analysis</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No initial, licensing, or maintenance costs</text:p>
                <text:list>
                  <text:list-item>
                    <text:p>Paid support is available for most larger open source applications</text:p>
                  </text:list-item>
                </text:list>
              </text:list-item>
              <text:list-item>
                <text:p text:style-name="P3">Tailored stack of small applications that is greater than its parts.</text:p>
              </text:list-item>
              <text:list-item>
                <text:p text:style-name="P3">Proprietary software can't afford to be the best at everything.</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blackandwhite" presentation:presentation-page-layout-name="AL2T1">
        <office:forms form:automatic-focus="false" form:apply-design-mode="false"/>
        <draw:frame presentation:style-name="pr10" draw:text-style-name="P1" draw:layer="layout" svg:width="23.5cm" svg:height="2.844cm" svg:x="2cm" svg:y="1.9cm" presentation:class="title">
          <draw:text-box>
            <text:p text:style-name="P1">Strengths and Advantages</text:p>
          </draw:text-box>
        </draw:frame>
        <draw:frame presentation:style-name="pr7" draw:text-style-name="P6" draw:layer="layout" svg:width="23.45cm" svg:height="13.231cm" svg:x="2.585cm" svg:y="5.838cm" presentation:class="outline" presentation:user-transformed="true">
          <draw:text-box>
            <text:list text:style-name="L2">
              <text:list-item>
                <text:p text:style-name="P5">Open source packages selected based on letting the experts handle details</text:p>
              </text:list-item>
              <text:list-item>
                <text:p text:style-name="P5">Web services to connect the internal parts creating an agile development framework</text:p>
              </text:list-item>
              <text:list-item>
                <text:p text:style-name="P5">Rapid prototyping</text:p>
              </text:list-item>
              <text:list-item>
                <text:p text:style-name="P5">Rapidly deploy more nodes temporarily when needed by inserting Live CD</text:p>
              </text:list-item>
              <text:list-item>
                <text:p text:style-name="P5">Test drive system without installatio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blackandwhite" presentation:presentation-page-layout-name="AL2T1">
        <office:forms form:automatic-focus="false" form:apply-design-mode="false"/>
        <draw:frame presentation:style-name="pr11" draw:text-style-name="P1" draw:layer="layout" svg:width="23.5cm" svg:height="2.844cm" svg:x="2cm" svg:y="1.9cm" presentation:class="title" presentation:user-transformed="true">
          <draw:text-box>
            <text:p text:style-name="P1">Strengths and Advantages (cont.)</text:p>
          </draw:text-box>
        </draw:frame>
        <draw:frame presentation:style-name="pr7" draw:text-style-name="P6" draw:layer="layout" svg:width="23.45cm" svg:height="13.231cm" svg:x="2.585cm" svg:y="5.838cm" presentation:class="outline" presentation:user-transformed="true">
          <draw:text-box>
            <text:list text:style-name="L2">
              <text:list-item>
                <text:p text:style-name="P5">Operates as both a server and client using Peer To Peer technology to connect to other nodes.</text:p>
              </text:list-item>
              <text:list-item>
                <text:p text:style-name="P5">Thick and thin client available depending on needs.</text:p>
              </text:list-item>
              <text:list-item>
                <text:p text:style-name="P5">Turn data into a utility, breaking down data stove pipes.</text:p>
              </text:list-item>
              <text:list-item>
                <text:p text:style-name="P5">Automate standard processing techniques, automatically adding products to index.</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lackandwhite" presentation:presentation-page-layout-name="AL2T1">
        <draw:frame presentation:style-name="pr12" draw:text-style-name="P1" draw:layer="layout" svg:width="23.5cm" svg:height="2.844cm" svg:x="2cm" svg:y="1.9cm" presentation:class="title">
          <draw:text-box>
            <text:p text:style-name="P1">Next Steps of Action</text:p>
          </draw:text-box>
        </draw:frame>
        <draw:frame presentation:style-name="pr7" draw:text-style-name="P6" draw:layer="layout" svg:width="23.384cm" svg:height="13.413cm" svg:x="2.585cm" svg:y="5.838cm" presentation:class="outline" presentation:user-transformed="true">
          <draw:text-box>
            <text:list text:style-name="L2">
              <text:list-item>
                <text:p text:style-name="P5">Create a Live CD showcasing capabilities</text:p>
              </text:list-item>
              <text:list-item>
                <text:p text:style-name="P5">Build data crawler to create an index of all available data</text:p>
              </text:list-item>
              <text:list-item>
                <text:p text:style-name="P5">Improve and standardize metadata of data</text:p>
              </text:list-item>
              <text:list-item>
                <text:p text:style-name="P5">Create a small team</text:p>
                <text:list>
                  <text:list-item>
                    <text:p text:style-name="P7">Team Lead</text:p>
                    <text:list>
                      <text:list-item>
                        <text:p text:style-name="P7">provide the big picture</text:p>
                      </text:list-item>
                      <text:list-item>
                        <text:p text:style-name="P7">continue open source alternative research</text:p>
                      </text:list-item>
                    </text:list>
                  </text:list-item>
                  <text:list-item>
                    <text:p text:style-name="P7">Developers, integrate applications into stack</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blackandwhite" presentation:presentation-page-layout-name="AL2T1">
        <draw:frame presentation:style-name="pr13" draw:layer="layout" svg:width="23.5cm" svg:height="2.844cm" svg:x="2cm" svg:y="1.9cm" presentation:class="title" presentation:placeholder="true">
          <draw:text-box/>
        </draw:frame>
        <draw:frame presentation:style-name="pr14" draw:layer="layout" svg:width="24.599cm" svg:height="13.129cm" svg:x="2cm" svg:y="5.414cm" presentation:class="outline" presentation:user-transformed="true">
          <draw:text-box>
            <text:list text:style-name="L2">
              <text:list-item>
                <text:p>Open Source GIS Appliance Cloud Network</text:p>
              </text:list-item>
              <text:list-item>
                <text:p>Long-term Goal</text:p>
              </text:list-item>
              <text:list-item>
                <text:p>Customer Wishes</text:p>
              </text:list-item>
              <text:list-item>
                <text:p>Fulfilling <text:line-break/>Customer Needs</text:p>
              </text:list-item>
              <text:list-item>
                <text:p>Cost Analysis</text:p>
              </text:list-item>
              <text:list-item>
                <text:p>Strengths and Advantages</text:p>
              </text:list-item>
              <text:list-item>
                <text:p>Next Steps of Action</text:p>
              </text:list-item>
            </text:list>
          </draw:text-box>
        </draw:frame>
        <presentation:notes draw:style-name="dp2">
          <draw:page-thumbnail draw:style-name="gr1" draw:layer="layout" svg:width="14.848cm" svg:height="11.136cm" svg:x="3.075cm" svg:y="2.257cm" draw:page-number="9" presentation:class="page"/>
          <draw:frame presentation:style-name="pr1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Linear_20_light_20_blue_2f_white" draw:display-name="Linear light blue/white" draw:style="linear" draw:start-color="#00b8ff" draw:end-color="#ffffff" draw:start-intensity="100%" draw:end-intensity="100%" draw:angle="18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opacity="50%" draw:fill-image-width="0cm" draw:fill-image-height="0cm" draw:shadow="hidden" draw:shadow-offset-x="0.305cm" draw:shadow-offset-y="0.305cm" draw:shadow-color="#808080" draw:shadow-opacity="5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Introducing a New Product</dc:title>
    <dc:description>General introduction of a new product taking customer wishes into account</dc:description>
    <meta:creation-date>2009-12-02T11:18:25.54</meta:creation-date>
    <dc:language>en-US</dc:language>
    <meta:editing-cycles>5</meta:editing-cycles>
    <meta:editing-duration>PT04H36M55S</meta:editing-duration>
    <meta:initial-creator>Chris McMillan</meta:initial-creator>
    <dc:date>2009-12-02T16:41:35.05</dc:date>
    <dc:creator>Chris McMillan</dc:creator>
    <meta:document-statistic meta:object-count="56"/>
    <meta:user-defined meta:name="Info 0"/>
    <meta:user-defined meta:name="Info 1"/>
    <meta:user-defined meta:name="Info 2"/>
    <meta:user-defined meta:name="Info 3"/>
    <meta:template xlink:type="simple" xlink:actuate="onRequest" xlink:title="Introducing a New Product" xlink:href="file:///C:/Sun/OpenOffice/OpenOffice.org%203/Basis/share/template/en-US/presnt/prs-novelty.otp"/>
  </office:meta>
</office:document-meta>
</file>